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fo:font-weight="bold" officeooo:paragraph-rsid="00133d9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133d9f" officeooo:paragraph-rsid="00133d9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color="#c9211e" loext:opacity="10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color="#c9211e" loext:opacity="10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color="#c9211e" loext:opacity="10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color="#c9211e" loext:opacity="10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color="#c9211e" loext:opacity="10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color="#c9211e" loext:opacity="10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style:use-window-font-color="true" loext:opacity="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style:use-window-font-color="true" loext:opacity="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style:use-window-font-color="true" loext:opacity="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style:use-window-font-color="true" loext:opacity="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style:use-window-font-color="true" loext:opacity="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style:use-window-font-color="true" loext:opacity="0%" fo:font-size="14pt" fo:font-style="normal" fo:font-weight="bold" officeooo:rsid="00161f12" officeooo:paragraph-rsid="00161f12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style:use-window-font-color="true" loext:opacity="0%" fo:font-size="14pt" fo:font-style="normal" fo:font-weight="bold" officeooo:rsid="00161f12" officeooo:paragraph-rsid="00168c22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style:use-window-font-color="true" loext:opacity="0%" fo:font-size="14pt" fo:font-style="normal" fo:font-weight="bold" officeooo:rsid="00161f12" officeooo:paragraph-rsid="0016d7d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style:use-window-font-color="true" loext:opacity="0%" fo:font-size="14pt" fo:font-style="normal" fo:font-weight="bold" officeooo:rsid="00161f12" officeooo:paragraph-rsid="0018a682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style:use-window-font-color="true" loext:opacity="0%" fo:font-size="14pt" fo:font-style="normal" fo:font-weight="bold" officeooo:rsid="00161f12" officeooo:paragraph-rsid="001931b6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style:use-window-font-color="true" loext:opacity="0%" fo:font-size="14pt" fo:font-style="normal" fo:font-weight="bold" officeooo:rsid="00161f12" officeooo:paragraph-rsid="00196a3b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fo:color="#00a933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color="#ff8000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color="#ff0000" loext:opacity="100%" fo:font-size="14pt" fo:font-style="normal" fo:font-weight="bold" officeooo:rsid="001cd15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fo:color="#c9211e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8c22"/>
    </style:style>
    <style:style style:name="T2" style:family="text">
      <style:text-properties officeooo:rsid="0016d7dd"/>
    </style:style>
    <style:style style:name="T3" style:family="text">
      <style:text-properties officeooo:rsid="0018a682"/>
    </style:style>
    <style:style style:name="T4" style:family="text">
      <style:text-properties officeooo:rsid="001931b6"/>
    </style:style>
    <style:style style:name="T5" style:family="text">
      <style:text-properties officeooo:rsid="00196a3b"/>
    </style:style>
    <style:style style:name="T6" style:family="text">
      <style:text-properties officeooo:rsid="001b0f0b"/>
    </style:style>
    <style:style style:name="T7" style:family="text">
      <style:text-properties officeooo:rsid="001bbf0d"/>
    </style:style>
    <style:style style:name="T8" style:family="text">
      <style:text-properties officeooo:rsid="001cacfe"/>
    </style:style>
    <style:style style:name="T9" style:family="text">
      <style:text-properties officeooo:rsid="001e0941"/>
    </style:style>
    <style:style style:name="T10" style:family="text">
      <style:text-properties style:use-window-font-color="true" loext:opacity="0%" officeooo:rsid="00161f12"/>
    </style:style>
    <style:style style:name="T11" style:family="text">
      <style:text-properties officeooo:rsid="00161f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Board Link</text:p>
      <text:p text:style-name="P1"><text:a xlink:type="simple" xlink:href="https://app.asana.com/0/1209395762772163/1209397664223807" text:style-name="Internet_20_link" text:visited-style-name="Visited_20_Internet_20_Link">https://app.asana.com/0/1209395762772163/1209397664223807</text:a></text:p>
      <text:p text:style-name="P2">-------------------------------------------------------------------------------------------</text:p>
      <text:p text:style-name="P2"/>
      <text:p text:style-name="P2"/>
      <text:p text:style-name="P5">Desktop</text:p>
      <text:p text:style-name="P3"/>
      <text:p text:style-name="P6">1) <text:a xlink:type="simple" xlink:href="https://app.asana.com/0/1209395762772163/1209395762772171" text:style-name="Internet_20_link" text:visited-style-name="Visited_20_Internet_20_Link">https://app.asana.com/0/1209395762772163/1209395762772171</text:a></text:p>
      <text:p text:style-name="P6"/>
      <text:p text:style-name="P6">Type CR</text:p>
      <text:p text:style-name="P6"/>
      <text:p text:style-name="P35">Status: <text:span text:style-name="T6">status and hours in other tickets</text:span></text:p>
      <text:p text:style-name="P13"/>
      <text:p text:style-name="P20">============</text:p>
      <text:p text:style-name="P20"/>
      <text:p text:style-name="P6">2) https://app.asana.com/0/1209395762772163/1209395762772183</text:p>
      <text:p text:style-name="P6"/>
      <text:p text:style-name="P6">Type <text:span text:style-name="T6">CR</text:span></text:p>
      <text:p text:style-name="P6"/>
      <text:p text:style-name="P37">Status: Pending</text:p>
      <text:p text:style-name="P13"/>
      <text:p text:style-name="P21">============</text:p>
      <text:p text:style-name="P21"/>
      <text:p text:style-name="P27">3) <text:a xlink:type="simple" xlink:href="https://app.asana.com/0/1209395762772163/1209395762772201" text:style-name="Internet_20_link" text:visited-style-name="Visited_20_Internet_20_Link">https://app.asana.com/0/1209395762772163/1209395762772201</text:a></text:p>
      <text:p text:style-name="P27"/>
      <text:p text:style-name="P7">Type CR</text:p>
      <text:p text:style-name="P7"/>
      <text:p text:style-name="P34">Status: <text:span text:style-name="T6">Done (20hrs desktop + responsive</text:span><text:span text:style-name="T7">(other devices)+mobile</text:span><text:span text:style-name="T6">)</text:span></text:p>
      <text:p text:style-name="P34"/>
      <text:p text:style-name="P36">Development and hrs Pending</text:p>
      <text:p text:style-name="P14"/>
      <text:p text:style-name="P14"/>
      <text:p text:style-name="P22">============</text:p>
      <text:p text:style-name="P22"/>
      <text:p text:style-name="P28"><text:span text:style-name="T1">4</text:span>) https://app.asana.com/0/1209395762772163/1209395762772217</text:p>
      <text:p text:style-name="P28"/>
      <text:p text:style-name="P8">Type CR</text:p>
      <text:p text:style-name="P8"/>
      <text:p text:style-name="P34">Status: <text:span text:style-name="T6">Done (</text:span><text:span text:style-name="T9">hours in </text:span><text:a xlink:type="simple" xlink:href="https://app.asana.com/0/1209395762772163/1209395762772201" text:style-name="Internet_20_link" text:visited-style-name="Visited_20_Internet_20_Link"><text:span text:style-name="T11">https://app.asana.com/0/1209395762772163/1209395762772201</text:span></text:a><text:span text:style-name="T6">)</text:span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23">============</text:p>
      <text:p text:style-name="P23"/>
      <text:p text:style-name="P29"><text:span text:style-name="T2">5</text:span>) https://app.asana.com/0/1209395762772163/1209395762772205</text:p>
      <text:p text:style-name="P29"/>
      <text:p text:style-name="P9">Type CR</text:p>
      <text:p text:style-name="P9"/>
      <text:p text:style-name="P16">Status: Pending</text:p>
      <text:p text:style-name="P16"/>
      <text:p text:style-name="P23">============</text:p>
      <text:p text:style-name="P23"/>
      <text:p text:style-name="P29"><text:span text:style-name="T2">6</text:span>) https://app.asana.com/0/1209395762772163/1209395762772209</text:p>
      <text:p text:style-name="P29"/>
      <text:p text:style-name="P9">Type CR</text:p>
      <text:p text:style-name="P9"/>
      <text:p text:style-name="P16">Status: Pending</text:p>
      <text:p text:style-name="P16"/>
      <text:p text:style-name="P24">============</text:p>
      <text:p text:style-name="P24"/>
      <text:p text:style-name="P30"><text:span text:style-name="T3">7</text:span>) https://app.asana.com/0/1209395762772163/1209395762772213</text:p>
      <text:p text:style-name="P30"/>
      <text:p text:style-name="P10">Type CR</text:p>
      <text:p text:style-name="P10"/>
      <text:p text:style-name="P17">Status: Pending</text:p>
      <text:p text:style-name="P17"/>
      <text:p text:style-name="P17"/>
      <text:p text:style-name="P17"/>
      <text:p text:style-name="P24">============</text:p>
      <text:p text:style-name="P24"/>
      <text:p text:style-name="P30"><text:span text:style-name="T3">8</text:span>) https://app.asana.com/0/1209395762772163/1209395762772221</text:p>
      <text:p text:style-name="P30"/>
      <text:p text:style-name="P10">Type CR</text:p>
      <text:p text:style-name="P10"/>
      <text:p text:style-name="P17">Status: Pending</text:p>
      <text:p text:style-name="P17"/>
      <text:p text:style-name="P24">============</text:p>
      <text:p text:style-name="P24"/>
      <text:p text:style-name="P30"><text:span text:style-name="T3">9</text:span>) https://app.asana.com/0/1209395762772163/1209395762772225</text:p>
      <text:p text:style-name="P30"/>
      <text:p text:style-name="P10">Type CR</text:p>
      <text:p text:style-name="P10"/>
      <text:p text:style-name="P17">Status: Pending</text:p>
      <text:p text:style-name="P17"><text:soft-page-break/></text:p>
      <text:p text:style-name="P17"/>
      <text:p text:style-name="P17"/>
      <text:p text:style-name="P17"/>
      <text:p text:style-name="P17"/>
      <text:p text:style-name="P25">============</text:p>
      <text:p text:style-name="P25"/>
      <text:p text:style-name="P31"><text:span text:style-name="T4">10</text:span>) https://app.asana.com/0/1209395762772163/1209395762772235</text:p>
      <text:p text:style-name="P31"/>
      <text:p text:style-name="P11">Type CR</text:p>
      <text:p text:style-name="P11"/>
      <text:p text:style-name="P18">Status: Pending</text:p>
      <text:p text:style-name="P18"/>
      <text:p text:style-name="P18"/>
      <text:p text:style-name="P26">============</text:p>
      <text:p text:style-name="P26"/>
      <text:p text:style-name="P32"><text:span text:style-name="T4">1</text:span><text:span text:style-name="T5">1</text:span>) https://app.asana.com/0/1209395762772163/1209407834935068</text:p>
      <text:p text:style-name="P32"/>
      <text:p text:style-name="P12">Type CR</text:p>
      <text:p text:style-name="P12"/>
      <text:p text:style-name="P19">Status: Pending</text:p>
      <text:p text:style-name="P19"/>
      <text:p text:style-name="P26">============</text:p>
      <text:p text:style-name="P26"/>
      <text:p text:style-name="P32"><text:span text:style-name="T4">1</text:span><text:span text:style-name="T5">2</text:span>) https://app.asana.com/0/1209395762772163/1209407834935082</text:p>
      <text:p text:style-name="P32"/>
      <text:p text:style-name="P12">Type CR</text:p>
      <text:p text:style-name="P12"/>
      <text:p text:style-name="P19">Status: Pending</text:p>
      <text:p text:style-name="P19"/>
      <text:p text:style-name="P26">============</text:p>
      <text:p text:style-name="P26"/>
      <text:p text:style-name="P32"><text:span text:style-name="T4">1</text:span><text:span text:style-name="T5">3</text:span>) https://app.asana.com/0/1209395762772163/1209407836851335</text:p>
      <text:p text:style-name="P32"/>
      <text:p text:style-name="P12">Type CR</text:p>
      <text:p text:style-name="P12"/>
      <text:p text:style-name="P19">Status: Pending</text:p>
      <text:p text:style-name="P19"/>
      <text:p text:style-name="P26">============</text:p>
      <text:p text:style-name="P26"/>
      <text:p text:style-name="P32"><text:span text:style-name="T4">1</text:span><text:span text:style-name="T5">4</text:span>) https://app.asana.com/0/1209395762772163/1209407836851339</text:p>
      <text:p text:style-name="P32"/>
      <text:p text:style-name="P12">Type CR</text:p>
      <text:p text:style-name="P12"/>
      <text:p text:style-name="P19">Status: Pending</text:p>
      <text:p text:style-name="P19"><text:soft-page-break/></text:p>
      <text:p text:style-name="P19"/>
      <text:p text:style-name="P19"/>
      <text:p text:style-name="P19"/>
      <text:p text:style-name="P19"/>
      <text:p text:style-name="P26">============</text:p>
      <text:p text:style-name="P26"/>
      <text:p text:style-name="P32"><text:span text:style-name="T4">1</text:span><text:span text:style-name="T5">5</text:span>) https://app.asana.com/0/1209395762772163/1209407836851343</text:p>
      <text:p text:style-name="P12">Type CR</text:p>
      <text:p text:style-name="P12"/>
      <text:p text:style-name="P19">Status: Pending</text:p>
      <text:p text:style-name="P19"/>
      <text:p text:style-name="P19"/>
      <text:p text:style-name="P26">============</text:p>
      <text:p text:style-name="P26"/>
      <text:p text:style-name="P32"><text:span text:style-name="T4">1</text:span><text:span text:style-name="T5">6</text:span>) https://app.asana.com/0/1209395762772163/1209407836851347</text:p>
      <text:p text:style-name="P12">Type CR</text:p>
      <text:p text:style-name="P12"/>
      <text:p text:style-name="P19">Status: Pending</text:p>
      <text:p text:style-name="P19"/>
      <text:p text:style-name="P26">============</text:p>
      <text:p text:style-name="P26"/>
      <text:p text:style-name="P32"><text:span text:style-name="T4">1</text:span><text:span text:style-name="T5">7</text:span>) https://app.asana.com/0/1209395762772163/1209407839780025</text:p>
      <text:p text:style-name="P12">Type CR</text:p>
      <text:p text:style-name="P12"/>
      <text:p text:style-name="P19">Status: Pend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1:51:36.775627095</meta:creation-date>
    <meta:generator>LibreOffice/7.5.5.2$MacOSX_AARCH64 LibreOffice_project/ca8fe7424262805f223b9a2334bc7181abbcbf5e</meta:generator>
    <dc:date>2025-03-05T12:04:49.862033485</dc:date>
    <meta:editing-duration>PT45M44S</meta:editing-duration>
    <meta:editing-cycles>14</meta:editing-cycles>
    <meta:document-statistic meta:table-count="0" meta:image-count="0" meta:object-count="0" meta:page-count="4" meta:paragraph-count="72" meta:word-count="140" meta:character-count="1926" meta:non-whitespace-character-count="1858"/>
  </office:meta>
</office:document-meta>
</file>